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style:rel-width="100%" table:align="left"/>
    </style:style>
    <style:style style:name="Table1.A" style:family="table-column">
      <style:table-column-properties style:column-width="1.6cm" style:rel-column-width="6167*"/>
    </style:style>
    <style:style style:name="Table1.B" style:family="table-column">
      <style:table-column-properties style:column-width="8.604cm" style:rel-column-width="33168*"/>
    </style:style>
    <style:style style:name="Table1.C" style:family="table-column">
      <style:table-column-properties style:column-width="6.796cm" style:rel-column-width="26200*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08d3b9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097deb"/>
    </style:style>
    <style:style style:name="P4" style:family="paragraph" style:parent-style-name="Text_20_body" style:list-style-name="L1"/>
    <style:style style:name="P5" style:family="paragraph" style:parent-style-name="Text_20_body">
      <style:text-properties fo:language="en" fo:country="IN" fo:font-style="italic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officeooo:paragraph-rsid="0008d3b9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officeooo:paragraph-rsid="00097deb"/>
    </style:style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T2" style:family="text">
      <style:text-properties fo:color="#000000" fo:font-size="14pt" fo:language="en" fo:country="US" style:font-size-asian="14pt" style:font-size-complex="14pt"/>
    </style:style>
    <style:style style:name="T3" style:family="text">
      <style:text-properties fo:font-style="italic"/>
    </style:style>
    <style:style style:name="T4" style:family="text">
      <style:text-properties fo:language="en" fo:country="IN" fo:font-style="itali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 Write a short note on split method.</text:span></text:p>
      <text:p text:style-name="P6"><text:span text:style-name="Strong_20_Emphasis"><text:span text:style-name="T2">split()</text:span></text:span><text:span text:style-name="T1"> method returns a list of strings after breaking the given string by the specified separator.</text:span></text:p>
      <text:p text:style-name="P2"><text:span text:style-name="T1"/></text:p>
      <text:p text:style-name="P6"><text:span text:style-name="Strong_20_Emphasis"><text:span text:style-name="T2">Syntax :</text:span></text:span><text:span text:style-name="T1"> str.split(separator, maxsplit)</text:span></text:p>
      <text:p text:style-name="Text_20_body"><text:span text:style-name="Strong_20_Emphasis">Parameters :</text:span><text:line-break/><text:span text:style-name="Strong_20_Emphasis">separator :</text:span> This is a delimiter. The string splits at this specified separator. If is not provided then any white space is a separator.</text:p>
      <text:p text:style-name="Text_20_body"><text:span text:style-name="Strong_20_Emphasis">maxsplit :</text:span> It is a number, which tells us to split the string into maximum of provided number of times. If it is not provided then there is no limit.</text:p>
      <text:p text:style-name="Text_20_body"><text:span text:style-name="Strong_20_Emphasis">Returns :</text:span> Returns a list of strings after breaking the given string by the specified separator. </text:p>
      <text:p text:style-name="Text_20_body"/>
      <text:p text:style-name="Text_20_body">text = 'geeks for geeks'</text:p>
      <text:p text:style-name="Text_20_body"/>
      <text:p text:style-name="Text_20_body"># Splits at space </text:p>
      <text:p text:style-name="Text_20_body">print(text.split()) </text:p>
      <text:p text:style-name="Text_20_body"/>
      <text:p text:style-name="Text_20_body">word = 'geeks, for, geeks'</text:p>
      <text:p text:style-name="Text_20_body"/>
      <text:p text:style-name="Text_20_body"># Splits at ',' </text:p>
      <text:p text:style-name="Text_20_body">print(word.split(',')) </text:p>
      <text:p text:style-name="Text_20_body"/>
      <text:p text:style-name="Text_20_body">word = 'geeks:for:geeks'</text:p>
      <text:p text:style-name="Text_20_body"/>
      <text:p text:style-name="Text_20_body"># Splitting at ':' </text:p>
      <text:p text:style-name="Text_20_body">print(word.split(':')) </text:p>
      <text:p text:style-name="Text_20_body"/>
      <text:p text:style-name="Text_20_body">word = 'CatBatSatFatOr'</text:p>
      <text:p text:style-name="Text_20_body"/>
      <text:p text:style-name="Text_20_body"># Splitting at 3 </text:p>
      <text:p text:style-name="Text_20_body">print([word[i:i+3] for i in range(0, len(word), 3)]) </text:p>
      <text:p text:style-name="Text_20_body"><text:span text:style-name="T1">Output :</text:span></text:p>
      <text:p text:style-name="Preformatted_20_Text">['geeks', 'for', 'geeks']</text:p>
      <text:p text:style-name="Preformatted_20_Text">['geeks', 'for', 'geeks']</text:p>
      <text:p text:style-name="Preformatted_20_Text">['geeks', 'for', 'geeks']</text:p>
      <text:p text:style-name="P1">['Cat', 'Bat', 'Sat', 'Fat', 'Or']</text:p>
      <text:p text:style-name="P2"><text:soft-page-break/><text:span text:style-name="T1">2. Tuple is faster than list. Why?</text:span></text:p>
      <text:p text:style-name="P6"><text:span text:style-name="T1">In python we have two types of objects. 1. Mutable, 2. Immutable. In python </text:span><text:span text:style-name="Strong_20_Emphasis"><text:span text:style-name="T2">lists **comes under mutable objects and **tuples</text:span></text:span><text:span text:style-name="T1"> comes under immutable objects.</text:span></text:p>
      <text:list xml:id="list3812339480" text:style-name="L1">
        <text:list-item>
          <text:p text:style-name="P8"><text:span text:style-name="Strong_20_Emphasis">Tuples</text:span> are stored in a single block of memory. Tuples are immutable so, It doesn't require extra space to store new objects. </text:p>
        </text:list-item>
        <text:list-item>
          <text:p text:style-name="P8"><text:span text:style-name="Strong_20_Emphasis">Lists</text:span> are allocated in two blocks: the fixed one with all the Python object information and a variable sized block for the data. </text:p>
        </text:list-item>
        <text:list-item>
          <text:p text:style-name="P8">It is the reason creating a <text:span text:style-name="Strong_20_Emphasis"><text:span text:style-name="Emphasis">tuple is faster than List.</text:span></text:span> </text:p>
        </text:list-item>
        <text:list-item>
          <text:p text:style-name="P4">It also explains the slight difference in indexing speed is faster than lists, because in tuples for indexing it follows fewer pointers. </text:p>
        </text:list-item>
      </text:list>
      <text:p text:style-name="P2"><text:span text:style-name="T1"/></text:p>
      <text:p text:style-name="P2"><text:span text:style-name="T1">3. Write a short note on the python function input.</text:span></text:p>
      <text:p text:style-name="P2"><text:span text:style-name="T1"/></text:p>
      <text:p text:style-name="P6"><text:span text:style-name="T1">A function is a set of statements that take inputs, do some specific computation and produces output. The idea is to put some commonly or repeatedly done task together and make a function, so that instead of writing the same code again and again for different inputs, we can call the function.<text:line-break/>Python provides built-in functions like print(), etc. but we can also create your own functions. These functions are called user-defined functions.</text:span></text:p>
      <text:p text:style-name="Text_20_body"><text:span text:style-name="T1"/></text:p>
      <text:p text:style-name="Text_20_body"><text:span text:style-name="T1"># A simple Python function to check </text:span></text:p>
      <text:p text:style-name="Text_20_body"><text:span text:style-name="T1"># whether x is even or odd </text:span></text:p>
      <text:p text:style-name="Text_20_body"><text:span text:style-name="T1">def evenOdd( x ): </text:span></text:p>
      <text:p text:style-name="Text_20_body"><text:span text:style-name="T1"><text:tab/>if (x % 2 == 0): </text:span></text:p>
      <text:p text:style-name="Text_20_body"><text:span text:style-name="T1"><text:tab/><text:tab/>print "even"</text:span></text:p>
      <text:p text:style-name="Text_20_body"><text:span text:style-name="T1"><text:tab/>else: </text:span></text:p>
      <text:p text:style-name="Text_20_body"><text:span text:style-name="T1"><text:tab/><text:tab/>print "odd"</text:span></text:p>
      <text:p text:style-name="Text_20_body"><text:span text:style-name="T1"/></text:p>
      <text:p text:style-name="Text_20_body"><text:span text:style-name="T1"># Driver code </text:span></text:p>
      <text:p text:style-name="Text_20_body"><text:span text:style-name="T1">evenOdd(2) </text:span></text:p>
      <text:p text:style-name="Text_20_body"><text:span text:style-name="T1">evenOdd(3) </text:span></text:p>
      <text:p text:style-name="Standard"><text:span text:style-name="T1">Output: </text:span></text:p>
      <text:p text:style-name="Preformatted_20_Text">even</text:p>
      <text:p text:style-name="P1">odd</text:p>
      <text:p text:style-name="P3"><text:span text:style-name="T1">4. What is the difference between list and tuple?</text:span></text:p>
      <text:p text:style-name="P3"><text:span text:style-name="T1">List and Tuple in Python are the class of data structure. The list is dynamic, whereas tuple has static characteristics.<text:line-break/></text:span><text:soft-page-break/><text:a xlink:type="simple" xlink:href="https://www.geeksforgeeks.org/python-list/" office:target-frame-name="_blank" xlink:show="new" text:style-name="Internet_20_link" text:visited-style-name="Visited_20_Internet_20_Link"><text:span text:style-name="Strong_20_Emphasis"><text:span text:style-name="T2">List</text:span></text:span></text:a><text:span text:style-name="T1"> are just like the arrays, declared in other languages. Lists need not be homogeneous always which makes it a most powerful tool in Python. In Python, the list is a type of container in Data Structures, which is used to store multiple data at the same time. Lists are a useful tool for preserving a sequence of data and further iterating over it</text:span></text:p>
      <text:p text:style-name="P3"><text:span text:style-name="T1"/></text:p>
      <text:p text:style-name="P7"><text:span text:style-name="Strong_20_Emphasis"><text:span text:style-name="T2">Syntax:</text:span></text:span><text:span text:style-name="T1"> </text:span></text:p>
      <text:p text:style-name="P1">list_data = ['an', 'example', 'of', 'a', 'list']</text:p>
      <text:p text:style-name="P3"><text:a xlink:type="simple" xlink:href="https://www.geeksforgeeks.org/tuples-in-python/" office:target-frame-name="_blank" xlink:show="new" text:style-name="Internet_20_link" text:visited-style-name="Visited_20_Internet_20_Link">Tuple</text:a><text:span text:style-name="T1"> is also a sequence data type that can contain elements of different data types, but these are immutable in nature. In other words, a tuple is a collection of Python objects separated by commas. The tuple is faster than the list because of static in nature.</text:span></text:p>
      <text:p text:style-name="P3"><text:span text:style-name="T1"/></text:p>
      <text:p text:style-name="P7"><text:span text:style-name="Strong_20_Emphasis">Syntax:</text:span> </text:p>
      <text:p text:style-name="P1">tuple_data = ('this', 'is', 'an', 'example', 'of', 'tuple')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SR.NO.</text:p>
            </table:table-cell>
            <table:table-cell table:style-name="Table1.A1" office:value-type="string">
              <text:p text:style-name="Table_20_Heading">LIST</text:p>
            </table:table-cell>
            <table:table-cell table:style-name="Table1.A1" office:value-type="string">
              <text:p text:style-name="Table_20_Heading">TUPLE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Lists are mutable </text:p>
          </table:table-cell>
          <table:table-cell table:style-name="Table1.A1" office:value-type="string">
            <text:p text:style-name="Table_20_Contents">Tuple are immutable 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Implication of iterations is Time-consuming</text:p>
          </table:table-cell>
          <table:table-cell table:style-name="Table1.A1" office:value-type="string">
            <text:p text:style-name="Table_20_Contents">Implication of iterations is comparatively Faster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The list is better for performing operations, such as insertion and deletion.</text:p>
          </table:table-cell>
          <table:table-cell table:style-name="Table1.A1" office:value-type="string">
            <text:p text:style-name="Table_20_Contents">Tuple data type is appropriate for accessing the elements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Lists consume more memory</text:p>
          </table:table-cell>
          <table:table-cell table:style-name="Table1.A1" office:value-type="string">
            <text:p text:style-name="Table_20_Contents">Tuple consume less memory as compared to the list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Lists have several built-in methods </text:p>
          </table:table-cell>
          <table:table-cell table:style-name="Table1.A1" office:value-type="string">
            <text:p text:style-name="Table_20_Contents">Tuple does no have must built-in methods.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The unexpected changes and errors are more likely to occur</text:p>
          </table:table-cell>
          <table:table-cell table:style-name="Table1.A1" office:value-type="string">
            <text:p text:style-name="Table_20_Contents">In tuple, it is hard to take place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3T21:03:11.689249748</meta:creation-date>
    <dc:date>2020-07-13T21:20:46.197439549</dc:date>
    <meta:editing-duration>PT6M33S</meta:editing-duration>
    <meta:editing-cycles>1</meta:editing-cycles>
    <meta:document-statistic meta:table-count="1" meta:image-count="0" meta:object-count="0" meta:page-count="3" meta:paragraph-count="72" meta:word-count="639" meta:character-count="3721" meta:non-whitespace-character-count="3125"/>
    <meta:generator>LibreOffice/6.4.4.2$Linux_X86_64 LibreOffice_project/40$Build-2</meta:generator>
  </office:meta>
</office:document-meta>
</file>